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7.59cm" table:align="margins" fo:keep-with-next="alway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 fo:keep-with-next="alway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5223e" officeooo:paragraph-rsid="0005223e"/>
    </style:style>
    <style:style style:name="P2" style:family="paragraph" style:parent-style-name="Standard">
      <style:text-properties officeooo:rsid="0005223e" officeooo:paragraph-rsid="000a6ffe"/>
    </style:style>
    <style:style style:name="P3" style:family="paragraph" style:parent-style-name="Standard">
      <style:text-properties officeooo:rsid="0005223e" officeooo:paragraph-rsid="000fd94c"/>
    </style:style>
    <style:style style:name="P4" style:family="paragraph" style:parent-style-name="Standard">
      <style:text-properties officeooo:rsid="0005223e" officeooo:paragraph-rsid="00162ad0"/>
    </style:style>
    <style:style style:name="P5" style:family="paragraph" style:parent-style-name="Standard">
      <style:text-properties style:font-name="Courier 10 Pitch" fo:font-size="10pt" officeooo:rsid="0005223e" officeooo:paragraph-rsid="0005223e" style:font-size-asian="10pt" style:font-size-complex="10pt"/>
    </style:style>
    <style:style style:name="P6" style:family="paragraph" style:parent-style-name="Standard">
      <style:text-properties style:font-name="Courier 10 Pitch" fo:font-size="10pt" officeooo:rsid="0005223e" officeooo:paragraph-rsid="0014f960" style:font-size-asian="10pt" style:font-size-complex="10pt"/>
    </style:style>
    <style:style style:name="P7" style:family="paragraph" style:parent-style-name="Standard">
      <style:text-properties style:font-name="Courier 10 Pitch" fo:font-size="10pt" officeooo:rsid="000f5380" officeooo:paragraph-rsid="000f5380" style:font-size-asian="10pt" style:font-size-complex="10pt"/>
    </style:style>
    <style:style style:name="P8" style:family="paragraph" style:parent-style-name="Standard">
      <style:text-properties style:font-name="Courier 10 Pitch" fo:font-size="10pt" fo:font-weight="bold" officeooo:rsid="0014f960" officeooo:paragraph-rsid="0014f960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Courier 10 Pitch" fo:font-size="7pt" fo:font-weight="bold" officeooo:rsid="000ec014" officeooo:paragraph-rsid="000ec014" style:font-size-asian="7pt" style:font-weight-asian="bold" style:font-size-complex="7pt" style:font-weight-complex="bold"/>
    </style:style>
    <style:style style:name="P10" style:family="paragraph" style:parent-style-name="Standard">
      <style:text-properties fo:font-weight="bold" officeooo:rsid="0005223e" officeooo:paragraph-rsid="0005223e" style:font-weight-asian="bold" style:font-weight-complex="bold"/>
    </style:style>
    <style:style style:name="P11" style:family="paragraph" style:parent-style-name="Standard">
      <style:text-properties fo:font-weight="bold" officeooo:rsid="000a6ffe" officeooo:paragraph-rsid="000a6ffe" style:font-weight-asian="bold" style:font-weight-complex="bold"/>
    </style:style>
    <style:style style:name="P12" style:family="paragraph" style:parent-style-name="Standard">
      <style:text-properties officeooo:rsid="000882a9" officeooo:paragraph-rsid="000882a9"/>
    </style:style>
    <style:style style:name="P13" style:family="paragraph" style:parent-style-name="Standard">
      <style:text-properties officeooo:rsid="000a6ffe" officeooo:paragraph-rsid="000a6ffe"/>
    </style:style>
    <style:style style:name="P14" style:family="paragraph" style:parent-style-name="Standard">
      <style:text-properties officeooo:rsid="000a6ffe" officeooo:paragraph-rsid="000fd94c"/>
    </style:style>
    <style:style style:name="P15" style:family="paragraph" style:parent-style-name="Standard">
      <style:text-properties style:font-name="Liberation Serif" fo:font-size="10.5pt" fo:font-weight="bold" officeooo:rsid="000ec014" officeooo:paragraph-rsid="000ec014" style:font-size-asian="10.5pt" style:font-weight-asian="bold" style:font-size-complex="10.5pt" style:font-weight-complex="bold"/>
    </style:style>
    <style:style style:name="P16" style:family="paragraph" style:parent-style-name="Standard">
      <style:text-properties officeooo:rsid="000ec014" officeooo:paragraph-rsid="000ec014"/>
    </style:style>
    <style:style style:name="P17" style:family="paragraph" style:parent-style-name="Preformatted_20_Text">
      <style:text-properties fo:font-weight="bold" officeooo:rsid="0005223e" officeooo:paragraph-rsid="0005223e" style:font-weight-asian="bold" style:font-weight-complex="bold"/>
    </style:style>
    <style:style style:name="P18" style:family="paragraph" style:parent-style-name="Preformatted_20_Text">
      <style:text-properties fo:font-size="6pt" fo:font-weight="bold" officeooo:rsid="0012e2e8" officeooo:paragraph-rsid="000fd94c" style:font-size-asian="6pt" style:font-weight-asian="bold" style:font-size-complex="6pt" style:font-weight-complex="bold"/>
    </style:style>
    <style:style style:name="P19" style:family="paragraph" style:parent-style-name="Preformatted_20_Text">
      <style:text-properties fo:font-size="6pt" fo:font-weight="bold" officeooo:rsid="0012e2e8" officeooo:paragraph-rsid="00126dc0" style:font-size-asian="6pt" style:font-weight-asian="bold" style:font-size-complex="6pt" style:font-weight-complex="bold"/>
    </style:style>
    <style:style style:name="P20" style:family="paragraph" style:parent-style-name="Standard">
      <style:paragraph-properties fo:break-before="page"/>
      <style:text-properties fo:font-weight="bold" officeooo:rsid="0005223e" officeooo:paragraph-rsid="0005223e" style:font-weight-asian="bold" style:font-weight-complex="bold"/>
    </style:style>
    <style:style style:name="P21" style:family="paragraph" style:parent-style-name="Table">
      <style:text-properties style:font-name="Courier 10 Pitch" fo:font-size="7pt" fo:font-weight="bold" officeooo:rsid="000ec014" style:font-size-asian="7pt" style:font-weight-asian="bold" style:font-size-complex="7pt" style:font-weight-complex="bold"/>
    </style:style>
    <style:style style:name="P22" style:family="paragraph" style:parent-style-name="Preformatted_20_Text">
      <style:text-properties fo:font-size="6pt" fo:font-weight="bold" officeooo:rsid="0012e2e8" officeooo:paragraph-rsid="00126dc0" style:font-size-asian="6pt" style:font-weight-asian="bold" style:font-size-complex="6pt" style:font-weight-complex="bold"/>
    </style:style>
    <style:style style:name="T1" style:family="text">
      <style:text-properties officeooo:rsid="000695b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ffe" style:font-weight-asian="bold" style:font-weight-complex="bold"/>
    </style:style>
    <style:style style:name="T4" style:family="text">
      <style:text-properties fo:font-weight="bold" officeooo:rsid="00162ad0" style:font-weight-asian="bold" style:font-weight-complex="bold"/>
    </style:style>
    <style:style style:name="T5" style:family="text">
      <style:text-properties officeooo:rsid="00080bcc"/>
    </style:style>
    <style:style style:name="T6" style:family="text">
      <style:text-properties officeooo:rsid="000a6ffe"/>
    </style:style>
    <style:style style:name="T7" style:family="text">
      <style:text-properties fo:color="#c0c0c0"/>
    </style:style>
    <style:style style:name="T8" style:family="text">
      <style:text-properties officeooo:rsid="000bed03"/>
    </style:style>
    <style:style style:name="T9" style:family="text">
      <style:text-properties officeooo:rsid="000fd94c"/>
    </style:style>
    <style:style style:name="T10" style:family="text">
      <style:text-properties officeooo:rsid="0013210f"/>
    </style:style>
    <style:style style:name="T11" style:family="text">
      <style:text-properties officeooo:rsid="00162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0">README <text:s/><text:span text:style-name="T1">fstabxref <text:s/>fstablsblk</text:span></text:p>
      <text:p text:style-name="P1"/>
      <text:p text:style-name="P3">The <text:span text:style-name="T6">accompanying</text:span> program “fstabxref” <text:span text:style-name="T9">or fstablsblk</text:span> <text:span text:style-name="T6">reads</text:span> a <text:span text:style-name="T2">/etc/fstab</text:span> <text:s/><text:span text:style-name="T8">or a </text:span>similar <text:span text:style-name="T8">file fitting the example in </text:span>TABLE ONE below. <text:span text:style-name="T6">It r</text:span>eads <text:span text:style-name="T9">and performs a crossreference lookup of</text:span> the UUID <text:span text:style-name="T8">and LABEL lines by either analysing “ls -l </text:span>/<text:span text:style-name="T6">dev/disk/by-uuid” directory. </text:span></text:p>
      <text:p text:style-name="P14">The fstablsblk program interprets the output of “lsblk -i -f | cut -d' ' -f1-”. </text:p>
      <text:p text:style-name="P16"/>
      <text:p text:style-name="P16">This program is free to use, to <text:span text:style-name="T9">destroy as you wish or to </text:span>improve upon. If you can improve it, please be kind enough to <text:span text:style-name="T9">email me with </text:span>your changes.</text:p>
      <text:p text:style-name="P2"/>
      <text:p text:style-name="P1">Refer to TABLE TWO below for an example of an output of the program.</text:p>
      <text:p text:style-name="P1"/>
      <text:p text:style-name="P1">The program takes <text:s/>take zero, one or two arguments.</text:p>
      <text:p text:style-name="P1"/>
      <text:p text:style-name="P1">By design, the fstabxref <text:s/>program will not write to /etc/fstab</text:p>
      <text:p text:style-name="P17">Do<text:span text:style-name="T7"> </text:span>not<text:span text:style-name="T7"> </text:span>use<text:span text:style-name="T7"> </text:span>redirection<text:span text:style-name="T7"> </text:span>to<text:span text:style-name="T7"> </text:span>force <text:span text:style-name="T6">an</text:span><text:span text:style-name="T7"> </text:span>overwrite<text:span text:style-name="T7"> </text:span>/etc/fstab</text:p>
      <text:p text:style-name="P1"/>
      <text:p text:style-name="P1"><text:span text:style-name="T2">OPTION ONE </text:span><text:s/>No arguments</text:p>
      <text:p text:style-name="P2">fstabxref will read <text:s/>/etc/fstab and display the cross referenced lookup.</text:p>
      <text:p text:style-name="P2"><text:span text:style-name="T6">Output is</text:span> to standard output (terminal),Use it this way as </text:p>
      <text:p text:style-name="P1"><text:tab/></text:p>
      <text:p text:style-name="P1"><text:tab/><text:tab/>fstabxref &gt; /tmp/fstab <text:s text:c="2"/>or fstabxref | vi - </text:p>
      <text:p text:style-name="P1"/>
      <text:p text:style-name="P11">OPTION TWO</text:p>
      <text:p text:style-name="P1">Redirect input to some other fstab copy </text:p>
      <text:p text:style-name="P1"/>
      <text:p text:style-name="P1"><text:tab/><text:tab/>fstabxref -i some_fstab_copy <text:s/>&gt; /tmp/fstab <text:s text:c="8"/></text:p>
      <text:p text:style-name="P1">or <text:s text:c="2"/><text:tab/><text:tab/>fstabxref -i <text:s/>some_fstab_copy <text:s text:c="4"/>| vi - <text:s/></text:p>
      <text:p text:style-name="P1">or <text:tab/><text:tab/>fstabxref -i <text:s/>some_fstab_copy <text:s text:c="4"/>| less</text:p>
      <text:p text:style-name="P1"/>
      <text:p text:style-name="P1"/>
      <text:p text:style-name="P11">OPTION THREE</text:p>
      <text:p text:style-name="P1">You can redirect output</text:p>
      <text:p text:style-name="P1"/>
      <text:p text:style-name="P1"><text:tab/><text:tab/>fstabxref -o <text:s/>xrefed_fstab_copy <text:s text:c="11"/></text:p>
      <text:p text:style-name="P1"/>
      <text:p text:style-name="P1"><text:span text:style-name="T3">OPTION FOUR</text:span> </text:p>
      <text:p text:style-name="P1">You an do select <text:span text:style-name="T6">both </text:span>input and output <text:span text:style-name="T6">files</text:span>:</text:p>
      <text:p text:style-name="P1"/>
      <text:p text:style-name="P4"><text:tab/><text:span text:style-name="T2">fstab</text:span><text:span text:style-name="T4">xref</text:span><text:span text:style-name="T2"> <text:s text:c="2"/>-i some_fstab_file <text:s/>-o xrefed_fstab</text:span></text:p>
      <text:p text:style-name="P4"><text:span text:style-name="T4">or<text:tab/>fstablsblk -i some_fstab_file <text:s/>-o xrefed_fstab </text:span><text:span text:style-name="T2"><text:s/></text:span></text:p>
      <text:p text:style-name="P10"/>
      <text:p text:style-name="P11">OPTION FIVE</text:p>
      <text:p text:style-name="P12">fstabxref -h <text:s text:c="4"/><text:span text:style-name="T11">or fstablsblk -h </text:span><text:s text:c="3"/>for help info.</text:p>
      <text:p text:style-name="P1"/>
      <text:p text:style-name="P20">TABLE ONE <text:span text:style-name="T5">(typical fstab before execution of fstabxref/fstablsblk)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#</text:p>
            <text:p text:style-name="P18"># /etc/fstab</text:p>
            <text:p text:style-name="P18"># Created by anaconda on Thu Mar <text:s/>3 03:43:36 2016</text:p>
            <text:p text:style-name="P18">#</text:p>
            <text:p text:style-name="P18"># Accessible filesystems, by reference, are maintained under '/dev/disk'</text:p>
            <text:p text:style-name="P18"># See man pages fstab(5), findfs(8), mount(8) and/or blkid(8) for more info</text:p>
            <text:p text:style-name="P18">#</text:p>
            <text:p text:style-name="P18">#&lt;file system&gt;<text:tab/><text:tab/><text:tab/><text:tab/> &lt;mount&gt;<text:tab/><text:tab/> <text:s text:c="2"/>&lt;type&gt; <text:s text:c="2"/>&lt;options&gt; <text:s text:c="5"/>&lt;dump&gt; &lt;pass&gt;</text:p>
            <text:p text:style-name="P18"><text:s text:c="12"/>UUID=5FBD7164754805FF /windata <text:s/>ntfs defaults,noatime <text:s/>1 <text:s text:c="4"/>1 <text:s text:c="8"/></text:p>
            <text:p text:style-name="P18"><text:s text:c="5"/>LABEL=DoNotDeleteMe /windata ntfs defaults,noatime <text:s text:c="3"/>1 <text:s text:c="2"/>1 <text:s text:c="8"/></text:p>
            <text:p text:style-name="P18">UUID=e825a1b2-fc60-46ee-be03-8a7f4444c5b4 / <text:s text:c="24"/>ext4 <text:s text:c="3"/>defaults,noatime<text:tab/>1 1 <text:s/></text:p>
            <text:p text:style-name="P18">UUID=cb1cbb1a-a311-4860-b6dd-060dc88aa330 /boot <text:s text:c="20"/>ext4 <text:s text:c="3"/>defaults,noatime<text:tab/>1 2 <text:s/></text:p>
            <text:p text:style-name="P18">UUID=e387b85b-766f-4572-8ab1-e9699c38ac88 /home <text:s text:c="20"/>xfs <text:s text:c="4"/>defaults,noatime<text:tab/>0 0 <text:s/></text:p>
            <text:p text:style-name="P18">UUID=d8b32a2f-7022-4b1a-a3b7-603721b51882 swap <text:s text:c="21"/>swap <text:s text:c="3"/>defaults,noatime<text:tab/>0 0 <text:s/></text:p>
            <text:p text:style-name="P18">UUID=6e488205-8791-41c2-8043-5051f8d0b185 /scratch <text:s text:c="17"/>ext4 <text:s text:c="3"/>defaults,noatime<text:tab/>1 2 <text:s/></text:p>
            <text:p text:style-name="P18">UUID=e09c1a4b-142f-48e8-a538-60b27f169be2 /scratch1 <text:s text:c="16"/>ext4 <text:s text:c="3"/>defaults,noatime<text:tab/>1 2 <text:s/></text:p>
            <text:p text:style-name="P18">UUID=6c830a28-b62e-429c-bc36-988e3cb2c768 /sdd1spare <text:s text:c="15"/>xfs <text:s text:c="4"/>defaults,noatime<text:tab/>1 2 <text:s/></text:p>
            <text:p text:style-name="P18"/>
            <text:p text:style-name="P18">LABEL=sde1Spare <text:s text:c="26"/>/Development <text:s text:c="13"/>xfs <text:s text:c="4"/>defaults,noatime<text:tab/>1 2 <text:s/></text:p>
            <text:p text:style-name="P18">#UUID=9f9d9bb3-2c94-4264-8604-1f887ee62696 /scratch2 <text:s text:c="15"/>ext4 <text:s text:c="2"/>defaults,noatime<text:tab/>1 2 #/dev/sdb3 </text:p>
            <text:p text:style-name="P18">#UUUID=923a26b2-81e5-40d2-93a7-882e3aadbe2f /scratch1 <text:tab/><text:tab/> <text:s text:c="3"/>xfs<text:tab/> <text:s text:c="2"/>defaults,noatime<text:tab/>1 2 #/dev/sde1</text:p>
          </table:table-cell>
        </table:table-row>
      </table:table>
      <text:p text:style-name="Table">Table <text:sequence text:ref-name="refTable0" text:name="Table" text:formula="ooow:Table+1" style:num-format="1">1</text:sequence>: </text:p>
      <text:p text:style-name="P21"/>
      <text:p text:style-name="P15">Comment lines passed without change</text:p>
      <text:p text:style-name="P15">UUID= and LABEL= are processed.</text:p>
      <text:p text:style-name="P9"/>
      <text:p text:style-name="P9"/>
      <text:p text:style-name="P10">TABLE TWO <text:span text:style-name="T5">(fstab after fstabxref or fstablsblk)</text:span></text:p>
      <text:p text:style-name="P13">Lines beginning with <text:span text:style-name="T2">#</text:span> are not processed, but passed on unchanged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9">#</text:p>
            <text:p text:style-name="P19"># /etc/fstab</text:p>
            <text:p text:style-name="P19"># Created by anaconda on Thu Mar <text:s/>3 03:43:36 2016</text:p>
            <text:p text:style-name="P19">#</text:p>
            <text:p text:style-name="P19"># Accessible filesystems, by reference, are maintained under '/dev/disk'</text:p>
            <text:p text:style-name="P19"># See man pages fstab(5), findfs(8), mount(8) and/or blkid(8) for more info</text:p>
            <text:p text:style-name="P19">#</text:p>
            <text:p text:style-name="P19">#&lt;file system&gt;<text:tab/><text:tab/><text:tab/><text:tab/> &lt;mount&gt;<text:tab/><text:tab/> <text:s text:c="2"/>&lt;type&gt; <text:s text:c="2"/>&lt;options&gt; <text:s text:c="5"/>&lt;dump&gt; &lt;pass&gt;</text:p>
            <text:p text:style-name="P19">UUID=5FBD7164754805FF /windata <text:s text:c="17"/>ntfs <text:s text:c="3"/>defaults,noatime<text:tab/>1 1 #/dev/*not found</text:p>
            <text:p text:style-name="P19">LABEL=DoNotDeleteMe <text:s text:c="22"/>/windata <text:s text:c="17"/>ntfs <text:s text:c="3"/>defaults,noatime<text:tab/>1 1 #/dev/sda4</text:p>
            <text:p text:style-name="P19">UUID=e825a1b2-fc60-46ee-be03-8a7f4444c5b4 / <text:s text:c="24"/>ext4 <text:s text:c="3"/>defaults,noatime<text:tab/>1 1 #/dev/sde4</text:p>
            <text:p text:style-name="P19">UUID=cb1cbb1a-a311-4860-b6dd-060dc88aa330 /boot <text:s text:c="20"/>ext4 <text:s text:c="3"/>defaults,noatime<text:tab/>1 2 #/dev/sde3</text:p>
            <text:p text:style-name="P19">UUID=e387b85b-766f-4572-8ab1-e9699c38ac88 /home <text:s text:c="20"/>xfs <text:s text:c="4"/>defaults,noatime<text:tab/>0 0 #/dev/sde5</text:p>
            <text:p text:style-name="P19">UUID=d8b32a2f-7022-4b1a-a3b7-603721b51882 swap <text:s text:c="21"/>swap <text:s text:c="3"/>defaults,noatime<text:tab/>0 0 #/dev/sde6</text:p>
            <text:p text:style-name="P19">UUID=6e488205-8791-41c2-8043-5051f8d0b185 /scratch <text:s text:c="17"/>ext4 <text:s text:c="3"/>defaults,noatime<text:tab/>1 2 #/dev/sdb2</text:p>
            <text:p text:style-name="P19">UUID=e09c1a4b-142f-48e8-a538-60b27f169be2 /scratch1 <text:s text:c="16"/>ext4 <text:s text:c="3"/>defaults,noatime<text:tab/>1 2 #/dev/sdd2</text:p>
            <text:p text:style-name="P19">UUID=6c830a28-b62e-429c-bc36-988e3cb2c768 /sdd1spare <text:s text:c="15"/>xfs <text:s text:c="4"/>defaults,noatime<text:tab/>1 2 #/dev/sdd1</text:p>
            <text:p text:style-name="P19"/>
            <text:p text:style-name="P19">LABEL=sde1Spare <text:s text:c="26"/>/Development <text:s text:c="13"/>xfs <text:s text:c="4"/>defaults,noatime<text:tab/>1 2 #/dev/sde1</text:p>
            <text:p text:style-name="P19">#UUID=9f9d9bb3-2c94-4264-8604-1f887ee62696 /scratch2 <text:s text:c="15"/>ext4 <text:s text:c="2"/>defaults,noatime<text:tab/>1 2 #/dev/sdb3 </text:p>
            <text:p text:style-name="P19">#UUUID=923a26b2-81e5-40d2-93a7-882e3aadbe2f /scratch1 <text:tab/><text:tab/> <text:s text:c="3"/>xfs<text:tab/> <text:s text:c="2"/>defaults,noatime<text:tab/>1 2 #/dev/sde1</text:p>
            <text:p text:style-name="P19"/>
          </table:table-cell>
        </table:table-row>
      </table:table>
      <text:p text:style-name="Table">Table <text:sequence text:ref-name="refTable1" text:name="Table" text:formula="ooow:Table+1" style:num-format="1">2</text:sequence>: </text:p>
      <text:p text:style-name="P13"/>
      <text:p text:style-name="P7">You can't cross reference a fstab belonging to another <text:span text:style-name="T10">computer </text:span>system.</text:p>
      <text:p text:style-name="P7"/>
      <text:p text:style-name="P15">Comment lines passed without change</text:p>
      <text:p text:style-name="P15">UUID= and LABEL= are processed.</text:p>
      <text:p text:style-name="P15"/>
      <text:p text:style-name="P15"/>
      <text:p text:style-name="P15"/>
      <text:p text:style-name="P5">Author and Contact information </text:p>
      <text:p text:style-name="P6">Leslie Satenstein </text:p>
      <text:p text:style-name="P8">May 22, 2016</text:p>
      <text:p text:style-name="P5"><text:a xlink:type="simple" xlink:href="mailto:leslie.satenstein@yahoo.com" text:style-name="Internet_20_link" text:visited-style-name="Visited_20_Internet_20_Link">leslie.satenstein@yahoo.com</text:a></text:p>
      <text:p text:style-name="P5"><text:a xlink:type="simple" xlink:href="mailto:leslie.satenstein@gmail.com" text:style-name="Internet_20_link" text:visited-style-name="Visited_20_Internet_20_Link">leslie.satenstein@gmail.com</text:a></text:p>
      <text:p text:style-name="P5"><text:a xlink:type="simple" xlink:href="mailto:lsatenstein@yahoo.com" text:style-name="Internet_20_link" text:visited-style-name="Visited_20_Internet_20_Link">lsatenstein@yahoo.com</text:a>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1:33:49.839633873</meta:creation-date>
    <dc:date>2016-05-25T08:19:30.864744814</dc:date>
    <meta:editing-duration>PT48M45S</meta:editing-duration>
    <meta:editing-cycles>15</meta:editing-cycles>
    <meta:generator>LibreOffice/5.0.6.2$Linux_X86_64 LibreOffice_project/00$Build-2</meta:generator>
    <dc:creator>LeslieSDE </dc:creator>
    <meta:document-statistic meta:table-count="2" meta:image-count="0" meta:object-count="0" meta:page-count="2" meta:paragraph-count="83" meta:word-count="548" meta:character-count="4950" meta:non-whitespace-character-count="3795"/>
  </office:meta>
</office:document-meta>
</file>